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text-align="center"/>
      <style:text-properties style:font-name="Arial" style:font-name-complex="Arial" fo:font-size="18pt" style:font-size-asian="18pt" fo:language="es" fo:country="MX"/>
    </style:style>
    <style:style style:name="P100" style:parent-style-name="Normal" style:family="paragraph">
      <style:paragraph-properties fo:text-align="center"/>
      <style:text-properties style:font-name="Arial" style:font-name-complex="Arial" fo:font-size="18pt" style:font-size-asian="18pt" fo:language="es" fo:country="MX"/>
    </style:style>
    <style:style style:name="P101" style:parent-style-name="Normal" style:family="paragraph">
      <style:text-properties style:font-name="Arial" style:font-name-complex="Arial" fo:language="es" fo:country="MX"/>
    </style:style>
    <style:style style:name="P102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P103" style:parent-style-name="Normal" style:family="paragraph">
      <style:paragraph-properties fo:text-align="center"/>
      <style:text-properties style:font-name="Arial" style:font-name-complex="Arial" fo:font-size="16pt" style:font-size-asian="16pt" fo:language="es" fo:country="MX"/>
    </style:style>
    <style:style style:name="P104" style:parent-style-name="Normal" style:family="paragraph">
      <style:text-properties style:font-name="Arial" style:font-name-complex="Arial" fo:language="es" fo:country="MX"/>
    </style:style>
    <style:style style:name="P105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106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07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0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T109" style:parent-style-name="Fuentedepárrafopredeter." style:family="text">
      <style:text-properties style:font-name="Arial" style:font-name-complex="Arial" fo:language="es" fo:country="MX"/>
    </style:style>
    <style:style style:name="T110" style:parent-style-name="Fuentedepárrafopredeter." style:family="text">
      <style:text-properties style:font-name="Arial" style:font-name-complex="Arial" fo:language="es" fo:country="MX"/>
    </style:style>
    <style:style style:name="P111" style:parent-style-name="Standard" style:family="paragraph">
      <style:text-properties style:font-name="Arial" style:font-name-complex="Arial" fo:language="es" fo:country="MX"/>
    </style:style>
    <style:style style:name="P112" style:parent-style-name="Standard" style:family="paragraph">
      <style:text-properties style:font-name="Arial" style:font-name-complex="Arial" fo:language="es" fo:country="MX"/>
    </style:style>
    <style:style style:name="P113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4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5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16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17" style:parent-style-name="Standard" style:family="paragraph">
      <style:paragraph-properties fo:margin-left="1in">
        <style:tab-stops/>
      </style:paragraph-properties>
      <style:text-properties style:font-name="Arial" style:font-name-complex="Arial" fo:language="es" fo:country="MX"/>
    </style:style>
    <style:style style:name="P118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T119" style:parent-style-name="Fuentedepárrafopredeter." style:family="text">
      <style:text-properties style:font-name="Arial" style:font-name-complex="Arial" fo:language="es" fo:country="MX"/>
    </style:style>
    <style:style style:name="T120" style:parent-style-name="Fuentedepárrafopredeter." style:family="text">
      <style:text-properties style:font-name="Arial" style:font-name-complex="Arial" fo:language="es" fo:country="MX"/>
    </style:style>
    <style:style style:name="P121" style:parent-style-name="Standard" style:family="paragraph">
      <style:paragraph-properties fo:text-align="center"/>
      <style:text-properties style:font-name="Arial" style:font-name-complex="Arial" fo:font-size="16pt" style:font-size-asian="16pt" fo:language="es" fo:country="MX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P123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4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5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6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7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28" style:parent-style-name="Standard" style:family="paragraph">
      <style:paragraph-properties fo:margin-left="1in" fo:text-indent="0.5in">
        <style:tab-stops/>
      </style:paragraph-properties>
      <style:text-properties style:font-name="Arial" style:font-name-complex="Arial" fo:language="es" fo:country="MX"/>
    </style:style>
    <style:style style:name="P129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30" style:parent-style-name="Standard" style:family="paragraph">
      <style:paragraph-properties fo:margin-left="1in" fo:text-indent="0.5in">
        <style:tab-stops/>
      </style:paragraph-properties>
      <style:text-properties style:font-name="Arial" style:font-name-complex="Arial" fo:language="es" fo:country="MX"/>
    </style:style>
    <style:style style:name="P131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32" style:parent-style-name="Standard" style:family="paragraph">
      <style:paragraph-properties fo:margin-left="1in" fo:text-indent="0.5in">
        <style:tab-stops/>
      </style:paragraph-properties>
      <style:text-properties style:font-name="Arial" style:font-name-complex="Arial" fo:language="es" fo:country="MX"/>
    </style:style>
    <style:style style:name="P133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language="es" fo:country="MX"/>
    </style:style>
    <style:style style:name="P134" style:parent-style-name="Standard" style:family="paragraph">
      <style:paragraph-properties fo:margin-left="1in" fo:text-indent="0.5in">
        <style:tab-stops/>
      </style:paragraph-properties>
      <style:text-properties style:font-name="Arial" style:font-name-complex="Arial" fo:language="es" fo:country="MX"/>
    </style:style>
    <style:style style:name="P135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6" style:parent-style-name="Standard" style:family="paragraph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font-size="16pt" style:font-size-asian="16pt" fo:language="es" fo:country="MX"/>
    </style:style>
    <style:style style:name="P138" style:parent-style-name="Standard" style:family="paragraph">
      <style:paragraph-properties fo:text-align="center"/>
      <style:text-properties style:font-name="Arial" style:font-name-complex="Arial" fo:font-size="16pt" style:font-size-asian="16pt" fo:language="es" fo:country="MX"/>
    </style:style>
    <style:style style:name="P139" style:parent-style-name="Standard" style:family="paragraph">
      <style:text-properties style:font-name="Arial" style:font-name-complex="Arial" fo:language="es" fo:country="MX"/>
    </style:style>
    <style:style style:name="P140" style:parent-style-name="Standard" style:family="paragraph">
      <style:paragraph-properties fo:text-indent="0.5in"/>
      <style:text-properties style:font-name="Arial" style:font-name-complex="Arial"/>
    </style:style>
    <style:style style:name="P141" style:parent-style-name="Standard" style:family="paragraph">
      <style:paragraph-properties fo:text-indent="0.5in"/>
      <style:text-properties style:font-name="Arial" style:font-name-complex="Arial"/>
    </style:style>
    <style:style style:name="P142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43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44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45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46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font-size="16pt" style:font-size-asian="16pt" fo:language="es" fo:country="MX"/>
    </style:style>
    <style:style style:name="P149" style:parent-style-name="Standard" style:family="paragraph">
      <style:text-properties style:font-name="Arial" style:font-name-complex="Arial" fo:font-size="16pt" style:font-size-asian="16pt" fo:language="es" fo:country="MX"/>
    </style:style>
    <style:style style:name="P150" style:parent-style-name="Standard" style:family="paragraph">
      <style:paragraph-properties fo:text-align="center"/>
      <style:text-properties style:font-name="Arial" style:font-name-complex="Arial" fo:font-size="20pt" style:font-size-asian="20pt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Claudia Rodriguez Espin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3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5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Medina Morales Emmanuel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06/04/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Objetivo:</text:p>
      <text:p text:style-name="P101">Elaborar pseudocódigos<text:s/>que representen soluciones algorítmicas empleando la sintaxis y semántica adecuadas.</text:p>
      <text:p text:style-name="P102"/>
      <text:p text:style-name="P103">Suma de 2 números</text:p>
      <text:p text:style-name="P104">Inicio</text:p>
      <text:p text:style-name="P105">FUNC principal (vacío) RET: vacío</text:p>
      <text:p text:style-name="P106">a, b, c: ENTERO</text:p>
      <text:p text:style-name="P107">c:= suma (a, b)</text:p>
      <text:p text:style-name="P108">ESCRIBIR c</text:p>
      <text:p text:style-name="Standard"><text:span text:style-name="T109"><text:tab/></text:span><text:span text:style-name="T110">FIN FUNC<text:s/></text:span></text:p>
      <text:p text:style-name="P111">FIN</text:p>
      <text:p text:style-name="P112">INICIO</text:p>
      <text:p text:style-name="P113">** Función que suma dos números enteros</text:p>
      <text:p text:style-name="P114">FUNC<text:s/>sumar (uno:ENTERO, dos: ENTERO) RET: ENTERO</text:p>
      <text:p text:style-name="P115">enteroTres: ENTERO</text:p>
      <text:p text:style-name="P116">enteroTres:= uno + dos</text:p>
      <text:p text:style-name="P117">RET enteroTres</text:p>
      <text:p text:style-name="P118">FIN FUNC</text:p>
      <text:p text:style-name="Standard"><text:span text:style-name="T119">FIN</text:span><text:span text:style-name="T120"><text:line-break/></text:span></text:p>
      <text:p text:style-name="P121">Menú altas, bajas y cambios</text:p>
      <text:p text:style-name="P122">INICIO</text:p>
      <text:p text:style-name="P123">a : Caracter</text:p>
      <text:p text:style-name="P124">ESCRIBIR<text:s/>a</text:p>
      <text:p text:style-name="P125">LEER <text:s/>a</text:p>
      <text:p text:style-name="P126">SELECCIONAR (a) EN</text:p>
      <text:p text:style-name="P127">CASO A -&gt;</text:p>
      <text:p text:style-name="P128">ESCRIBIR "Altas."</text:p>
      <text:p text:style-name="P129">CASO B -&gt;</text:p>
      <text:p text:style-name="P130">ESCRIBIR "Bajas."</text:p>
      <text:p text:style-name="P131">CASO C -&gt;</text:p>
      <text:p text:style-name="P132">ESCRIBIR "Cambios."</text:p>
      <text:p text:style-name="P133">DEFECTO -&gt;</text:p>
      <text:p text:style-name="P134">ESCRIBIR "Opción inválida."</text:p>
      <text:p text:style-name="P135">FIN SELECCIONAR</text:p>
      <text:p text:style-name="P136">FIN</text:p>
      <text:p text:style-name="P137"/>
      <text:p text:style-name="P138">Área de un círculo</text:p>
      <text:p text:style-name="P139">INICIO</text:p>
      <text:p text:style-name="P140">A, r, Pi: REAL</text:p>
      <text:p text:style-name="P141">Pi=3.14159265358</text:p>
      <text:p text:style-name="P142">ESCRIBIR “Da un valor de r”</text:p>
      <text:p text:style-name="P143">LEER<text:s/>r</text:p>
      <text:p text:style-name="P144">A:=(Pi*r*)</text:p>
      <text:p text:style-name="P145">Escribir A</text:p>
      <text:p text:style-name="P146">FIN<text:line-break/></text:p>
      <text:p text:style-name="P147"/>
      <text:p text:style-name="P148"/>
      <text:soft-page-break/>
      <text:p text:style-name="P149"><text:s/></text:p>
      <text:p text:style-name="P150">Conclusiones:</text:p>
      <text:p text:style-name="P151">Puesto a que esta práctica la encontré como una especie de mezcla entre los algoritmos y la programación y debido a que ambos temas se me facilitan bastante no tuve mayor complicación para la resolución de la practica.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usuario</dc:creator>
    <meta:creation-date>2018-04-07T04:35:00Z</meta:creation-date>
    <dc:date>2018-04-07T04:35:00Z</dc:date>
    <meta:template xlink:href="Normal" xlink:type="simple"/>
    <meta:editing-cycles>2</meta:editing-cycles>
    <meta:editing-duration>PT0S</meta:editing-duration>
    <meta:document-statistic meta:page-count="3" meta:paragraph-count="2" meta:word-count="214" meta:character-count="1389" meta:row-count="9" meta:non-whitespace-character-count="1177"/>
  </office:meta>
</office:document-meta>
</file>